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1" svg:font-family="'Times New Roman', 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ảng1" style:family="table">
      <style:table-properties style:width="17.59cm" style:rel-width="98%" table:align="margins" fo:background-color="#ffe0cc" style:shadow="none">
        <style:background-image/>
      </style:table-properties>
    </style:style>
    <style:style style:name="Bảng1.A" style:family="table-column">
      <style:table-column-properties style:column-width="3.034cm" style:rel-column-width="1720*"/>
    </style:style>
    <style:style style:name="Bảng1.B" style:family="table-column">
      <style:table-column-properties style:column-width="1.309cm" style:rel-column-width="742*"/>
    </style:style>
    <style:style style:name="Bảng1.C" style:family="table-column">
      <style:table-column-properties style:column-width="1.304cm" style:rel-column-width="739*"/>
    </style:style>
    <style:style style:name="Bảng1.D" style:family="table-column">
      <style:table-column-properties style:column-width="1.302cm" style:rel-column-width="738*"/>
    </style:style>
    <style:style style:name="Bảng1.F" style:family="table-column">
      <style:table-column-properties style:column-width="1.328cm" style:rel-column-width="753*"/>
    </style:style>
    <style:style style:name="Bảng1.H" style:family="table-column">
      <style:table-column-properties style:column-width="1.33cm" style:rel-column-width="754*"/>
    </style:style>
    <style:style style:name="Bảng1.L" style:family="table-column">
      <style:table-column-properties style:column-width="1.367cm" style:rel-column-width="775*"/>
    </style:style>
    <style:style style:name="Bảng1.1" style:family="table-row"/>
    <style:style style:name="Bảng1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Bảng1.L1" style:family="table-cell">
      <style:table-cell-properties style:vertical-align="middle" fo:padding="0.049cm" fo:border="0.018cm solid #000000"/>
    </style:style>
    <style:style style:name="Bảng1.2" style:family="table-row">
      <style:table-row-properties style:min-row-height="0.582cm"/>
    </style:style>
    <style:style style:name="Bảng1.A2" style:family="table-cell">
      <style:table-cell-properties style:vertical-align="middle" fo:background-color="#fff9ff" fo:padding="0.049cm" fo:border-left="0.018cm solid #000000" fo:border-right="none" fo:border-top="none" fo:border-bottom="0.018cm solid #000000">
        <style:background-image/>
      </style:table-cell-properties>
    </style:style>
    <style:style style:name="Bảng1.L2" style:family="table-cell">
      <style:table-cell-properties style:vertical-align="middle" fo:background-color="#fff9ff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Bảng1.A3" style:family="table-cell">
      <style:table-cell-properties style:vertical-align="middle" fo:background-color="#eeeeee" fo:padding="0.049cm" fo:border-left="0.018cm solid #000000" fo:border-right="none" fo:border-top="none" fo:border-bottom="0.018cm solid #000000">
        <style:background-image/>
      </style:table-cell-properties>
    </style:style>
    <style:style style:name="Bảng1.L3" style:family="table-cell">
      <style:table-cell-properties style:vertical-align="middle" fo:background-color="#eeeeee" fo:padding="0.049cm" fo:border-left="0.018cm solid #000000" fo:border-right="0.018cm solid #000000" fo:border-top="none" fo:border-bottom="0.018cm solid #000000">
        <style:background-image/>
      </style:table-cell-properties>
    </style:style>
    <style:style style:name="Bảng1.21" style:family="table-row">
      <style:table-row-properties style:min-row-height="0.547cm"/>
    </style:style>
    <style:style style:name="Bảng1.24" style:family="table-row">
      <style:table-row-properties style:min-row-height="0.609cm"/>
    </style:style>
    <style:style style:name="Bảng1.A24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Bảng1.L24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Times New Roman"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Times New Roman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000000" style:text-line-through-style="none" style:font-name="Times New Roman" fo:font-size="14pt" style:text-underline-style="none" fo:font-weight="bold" style:text-blinking="false" style:font-size-asian="14pt" style:font-size-complex="14pt"/>
    </style:style>
    <style:style style:name="P6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000000" style:font-name="Times New Roman" fo:font-size="14pt" style:font-size-asian="14pt" style:font-size-complex="14pt"/>
    </style:style>
    <style:style style:name="P7" style:family="paragraph" style:parent-style-name="Table_20_Contents">
      <style:paragraph-properties fo:margin-left="0cm" fo:margin-right="0cm" fo:margin-top="0cm" fo:margin-bottom="0cm" fo:text-indent="0cm" style:auto-text-indent="false"/>
      <style:text-properties fo:color="#000000" style:font-name="Times New Roman" fo:font-size="14pt" style:font-size-asian="14pt" style:font-size-complex="14pt"/>
    </style:style>
    <style:style style:name="P8" style:family="paragraph" style:parent-style-name="Table_20_Contents">
      <style:paragraph-properties fo:margin-top="0cm" fo:margin-bottom="0cm"/>
    </style:style>
    <style:style style:name="P9" style:family="paragraph" style:parent-style-name="Table_20_Contents">
      <style:paragraph-properties fo:margin-top="0cm" fo:margin-bottom="0cm"/>
      <style:text-properties fo:font-size="14pt" style:font-size-asian="14pt" style:font-size-complex="14pt"/>
    </style:style>
    <style:style style:name="P10" style:family="paragraph" style:parent-style-name="Table_20_Contents">
      <style:paragraph-properties fo:margin-left="0.053cm" fo:margin-right="0cm" fo:margin-top="0cm" fo:margin-bottom="0cm" fo:text-align="start" style:justify-single-word="false" fo:text-indent="0cm" style:auto-text-indent="false"/>
      <style:text-properties fo:color="#000000" style:font-name="Times New Roman" fo:font-size="12pt" fo:font-weight="bold" style:font-size-asian="12pt" style:font-size-complex="12pt"/>
    </style:style>
    <style:style style:name="P11" style:family="paragraph" style:parent-style-name="Table_20_Contents">
      <style:paragraph-properties fo:margin-left="0.053cm" fo:margin-right="0cm" fo:margin-top="0cm" fo:margin-bottom="0cm" fo:text-align="start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12" style:family="paragraph" style:parent-style-name="Table_20_Contents">
      <style:paragraph-properties fo:margin-left="0cm" fo:margin-right="0.053cm" fo:margin-top="0cm" fo:margin-bottom="0cm" fo:text-align="center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13" style:family="paragraph" style:parent-style-name="Table_20_Contents">
      <style:paragraph-properties fo:margin-left="0cm" fo:margin-right="0.053cm" fo:margin-top="0cm" fo:margin-bottom="0cm" fo:text-align="end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font-name="Times New Roman1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hoảng cách đường bộ từ Hà Nội đến các địa phương (KM)</text:p>
      <text:p text:style-name="P6">Ba Vì---56</text:p>
      <text:p text:style-name="P6">Bạc Liêu---1.990</text:p>
      <text:p text:style-name="P6">Bãi Cháy---149</text:p>
      <text:p text:style-name="P6">Bắc Kạn---166 </text:p>
      <text:p text:style-name="P6">Bắc Giang---51</text:p>
      <text:p text:style-name="P6">Bắc Ninh---31</text:p>
      <text:p text:style-name="P6">Bến Thủy---296</text:p>
      <text:p text:style-name="P6">Bến Tre---1.795</text:p>
      <text:p text:style-name="P6">Biên Hòa---1.684</text:p>
      <text:p text:style-name="P6">Buôn Ma Thuột---1.390</text:p>
      <text:p text:style-name="P6">Cà Mau---2.057</text:p>
      <text:p text:style-name="P6">Cao Bằng---272</text:p>
      <text:p text:style-name="P6">Cẩm Phả---180</text:p>
      <text:p text:style-name="P6">Cần Thơ---1.877</text:p>
      <text:p text:style-name="P6">Cầu Hiền Lương---963</text:p>
      <text:p text:style-name="P6"><text:s text:c="2"/>Chợ Lớn---1.721</text:p>
      <text:p text:style-name="P6"><text:s text:c="2"/>Ðà Lạt---1.481</text:p>
      <text:p text:style-name="P6"><text:s text:c="2"/>Ðà Nẵng---763</text:p>
      <text:p text:style-name="P6"><text:s text:c="2"/>Ðèo Ngang---423</text:p>
      <text:p text:style-name="P6"><text:s text:c="2"/>Ðiện Biên Phủ---474</text:p>
      <text:p text:style-name="P6"><text:s text:c="2"/>Ðò Lèn---131</text:p>
      <text:p text:style-name="P6"><text:s text:c="2"/>Ðoan Hùng---137</text:p>
      <text:p text:style-name="P6"><text:s text:c="2"/>Ðồ Sơn---123</text:p>
      <text:p text:style-name="P6"><text:s text:c="2"/>Ðông Triều---85</text:p>
      <text:p text:style-name="P6"><text:s text:c="2"/>Ðồng Ðăng---168</text:p>
      <text:p text:style-name="P6"><text:s text:c="2"/>Ðồng Hới---491</text:p>
      <text:p text:style-name="P6"><text:s text:c="2"/>Gia Ðịnh---1.713</text:p>
      <text:p text:style-name="P6"><text:s text:c="2"/>Gia Lâm---4</text:p>
      <text:p text:style-name="P6"><text:s text:c="2"/>Hà Ðông---11</text:p>
      <text:p text:style-name="P6"><text:s text:c="2"/>Hà Giang---318</text:p>
      <text:p text:style-name="P6"><text:s text:c="2"/>Hà Tĩnh---341</text:p>
      <text:p text:style-name="P6"><text:s text:c="2"/>Hải Dương---58</text:p>
      <text:p text:style-name="P6"><text:s text:c="2"/>Hải Phòng---103</text:p>
      <text:p text:style-name="P6"><text:s text:c="2"/>Hòa Bình---76</text:p>
      <text:p text:style-name="P6"><text:s text:c="2"/>Hòn Gai---151</text:p>
      <text:p text:style-name="P6"><text:s text:c="2"/>Hồ Xá---557</text:p>
      <text:p text:style-name="P6"><text:s text:c="2"/>Hồ Ba Bể---241</text:p>
      <text:p text:style-name="P6"><text:s text:c="2"/>TP Hồ Chí Minh---1.710</text:p>
      <text:p text:style-name="P6"><text:s text:c="2"/>Huế---658</text:p>
      <text:p text:style-name="P6"><text:s text:c="2"/>Hưng Yên---64</text:p>
      <text:p text:style-name="P6"><text:s/>Kiến An---114</text:p>
      <text:p text:style-name="P6"><text:soft-page-break/>Lai Châu(mới)---402</text:p>
      <text:p text:style-name="P6">Lạng Sơn---154</text:p>
      <text:p text:style-name="P6">Lào Cai---338</text:p>
      <text:p text:style-name="P6">Long Xuyên---1.990</text:p>
      <text:p text:style-name="P6">Móng Cái---327</text:p>
      <text:p text:style-name="P6">Mộc Châu---190 </text:p>
      <text:p text:style-name="P6">Mỹ Tho---1.781 </text:p>
      <text:p text:style-name="P6">Ðịnh---90 </text:p>
      <text:p text:style-name="P6">Nghĩa Lộ---266</text:p>
      <text:p text:style-name="P6">Liên---307</text:p>
      <text:p text:style-name="P6">Nha Trang---1.278</text:p>
      <text:p text:style-name="P6">Ninh Bình---93</text:p>
      <text:p text:style-name="P6">Pắc Bó---325</text:p>
      <text:p text:style-name="P6">Phan Rang---1.382</text:p>
      <text:p text:style-name="P6">Phan Thiết---1.518</text:p>
      <text:p text:style-name="P6">Phú Thọ---93</text:p>
      <text:p text:style-name="P6">Phúc Yên---46</text:p>
      <text:p text:style-name="P6">Plei Ku---1.204</text:p>
      <text:p text:style-name="P6">Quảng Ngãi---889</text:p>
      <text:p text:style-name="P6">Quảng Trị---598</text:p>
      <text:p text:style-name="P6">Quy Nhơn---1.065</text:p>
      <text:p text:style-name="P6">Sa Ðéc---1.853</text:p>
      <text:p text:style-name="P7">Sapa---376</text:p>
      <text:p text:style-name="P6">Sơn La---308</text:p>
      <text:p text:style-name="P6">Sơn Tây---42</text:p>
      <text:p text:style-name="P6">Tam Ðảo---87</text:p>
      <text:p text:style-name="P6">Tây Ninh---1.809</text:p>
      <text:p text:style-name="P6">Thái Bình---109</text:p>
      <text:p text:style-name="P6">Thái Nguyên---80</text:p>
      <text:p text:style-name="P6">Thanh Hóa---153</text:p>
      <text:p text:style-name="P6">Thủ Dầu Một---1.740 </text:p>
      <text:p text:style-name="P6">Trà Cổ---333</text:p>
      <text:p text:style-name="P6">Tuy Hòa---1.156</text:p>
      <text:p text:style-name="P6">Tuyên Quang---165</text:p>
      <text:p text:style-name="P6">Uông Bí---115</text:p>
      <text:p text:style-name="P6">Việt Trì---85</text:p>
      <text:p text:style-name="P6">Vinh---291</text:p>
      <text:p text:style-name="P6">Vĩnh Long---1.847</text:p>
      <text:p text:style-name="P6">Vĩnh Yên---63</text:p>
      <text:p text:style-name="P6">Xuân Mai---36</text:p>
      <text:p text:style-name="P6">Yên Bái---183</text:p>
      <text:p text:style-name="P2"/>
      <text:p text:style-name="P2"><text:soft-page-break/></text:p>
      <text:p text:style-name="P2"/>
      <text:p text:style-name="P2"/>
      <text:p text:style-name="P2"/>
      <text:p text:style-name="P9">HÀ NỘI ĐI ------------</text:p>
      <text:p text:style-name="P8"><text:span text:style-name="Strong_20_Emphasis"><text:span text:style-name="T1">HÀ TĨNH---</text:span></text:span></text:p>
      <text:p text:style-name="P9">Nghi Xuân---341</text:p>
      <text:p text:style-name="P9">Hồng Lĩnh---351</text:p>
      <text:p text:style-name="P9">Can Lộc---366</text:p>
      <text:p text:style-name="P9">Đức Thọ---370</text:p>
      <text:p text:style-name="P9">Thạch Hà---375</text:p>
      <text:p text:style-name="P9">Hà Tĩnh---380</text:p>
      <text:p text:style-name="P9">Cẩm Xuyên---394</text:p>
      <text:p text:style-name="P9">Hương Khê---422</text:p>
      <text:p text:style-name="P9">Kỳ Anh---433</text:p>
      <text:p text:style-name="P9">Hương Sơn---396</text:p>
      <text:p text:style-name="P8"><text:span text:style-name="Strong_20_Emphasis"><text:span text:style-name="T1">NGHỆ AN---</text:span></text:span></text:p>
      <text:p text:style-name="P9">Yên Thành---301</text:p>
      <text:p text:style-name="P9">Quỳnh Lưu---268</text:p>
      <text:p text:style-name="P9">Diễn Châu---290</text:p>
      <text:p text:style-name="P9">Nghĩa Đàn---301</text:p>
      <text:p text:style-name="P9">Vinh---331</text:p>
      <text:p text:style-name="P9">Đô Lương---326</text:p>
      <text:p text:style-name="P9">Hưng Nguyên---336</text:p>
      <text:p text:style-name="P9">Cửa Lò---328</text:p>
      <text:p text:style-name="P9">Nam Đàn---349</text:p>
      <text:p text:style-name="P9">Thanh Chương---373</text:p>
      <text:p text:style-name="P9">Tân Kỳ---346</text:p>
      <text:p text:style-name="P9">Anh Sơn---352</text:p>
      <text:p text:style-name="P9">Quỳ Hợp---331</text:p>
      <text:p text:style-name="P9">Con Cuông---380</text:p>
      <text:p text:style-name="P9">Quỳ Châu---358</text:p>
      <text:p text:style-name="P9">Quế Phong---385</text:p>
      <text:p text:style-name="P9">Tương Dương---440</text:p>
      <text:p text:style-name="P9">Kỳ Sơn---490</text:p>
      <text:p text:style-name="P8"><text:span text:style-name="Strong_20_Emphasis"><text:span text:style-name="T1">THANH HOÁ---</text:span></text:span></text:p>
      <text:p text:style-name="P9">Bỉm Sơn---160</text:p>
      <text:p text:style-name="P9">Hà Trung---168</text:p>
      <text:p text:style-name="P9">Hậu Lộc---190</text:p>
      <text:p text:style-name="P9">Hoằng Hoá---193</text:p>
      <text:p text:style-name="P9">Cẩm Thuỷ---234</text:p>
      <text:p text:style-name="P9">Lang Chánh---270</text:p>
      <text:p text:style-name="P9"><text:soft-page-break/>Nga Sơn---188</text:p>
      <text:p text:style-name="P9">Ngọc Lạc---254</text:p>
      <text:p text:style-name="P9">Như Xuân---245</text:p>
      <text:p text:style-name="P9">Nông Cống---221</text:p>
      <text:p text:style-name="P9">Quan Hoá---298</text:p>
      <text:p text:style-name="P9">Quảng Xương---200</text:p>
      <text:p text:style-name="P9">Sầm Sơn---208</text:p>
      <text:p text:style-name="P9">Thạch Thành---186</text:p>
      <text:p text:style-name="P9">Thanh Hoá---193</text:p>
      <text:p text:style-name="P9">Thiệu Hoá---208</text:p>
      <text:p text:style-name="P9">Thọ Xuân---229</text:p>
      <text:p text:style-name="P9">Tĩnh Gia---236</text:p>
      <text:p text:style-name="P9">Trường Xuân---252</text:p>
      <text:p text:style-name="P9">Vĩnh Lộc---210</text:p>
      <text:p text:style-name="P8"><text:span text:style-name="Strong_20_Emphasis"><text:span text:style-name="T1">HÀ NAM---</text:span></text:span></text:p>
      <text:p text:style-name="P9">Thanh Liêm---110</text:p>
      <text:p text:style-name="P9">Kim Bảng---110</text:p>
      <text:p text:style-name="P9">Lý Nhân---114</text:p>
      <text:p text:style-name="P9">Phủ Lý---100</text:p>
      <text:p text:style-name="P9">Duy Tiên---98</text:p>
      <text:p text:style-name="P9">Bình Mỹ---111</text:p>
      <text:p text:style-name="P8"><text:span text:style-name="Strong_20_Emphasis"><text:span text:style-name="T1">NINH BÌNH---</text:span></text:span></text:p>
      <text:p text:style-name="P9">Hoa Lư---127</text:p>
      <text:p text:style-name="P9">Gia Viễn---132</text:p>
      <text:p text:style-name="P9">Ninh Bình---133</text:p>
      <text:p text:style-name="P9">Tam Điệp---146</text:p>
      <text:p text:style-name="P9">Bình Minh---176</text:p>
      <text:p text:style-name="P9">Kim Sơn---159</text:p>
      <text:p text:style-name="P9">Nho Quan---173</text:p>
      <text:p text:style-name="P8"><text:span text:style-name="Strong_20_Emphasis"><text:span text:style-name="T1">NAM ĐỊNH---</text:span></text:span></text:p>
      <text:p text:style-name="P9">Mỹ Lộc---124</text:p>
      <text:p text:style-name="P9">Nam Trực---140</text:p>
      <text:p text:style-name="P9">Nam Định---130</text:p>
      <text:p text:style-name="P9">Vụ Bản---146</text:p>
      <text:p text:style-name="P9">Trực Ninh---146</text:p>
      <text:p text:style-name="P9">Nghĩa Hưng---153</text:p>
      <text:p text:style-name="P9">Ý Yên---158</text:p>
      <text:p text:style-name="P9">Xuân Trường---159</text:p>
      <text:p text:style-name="P9">Giao Thuỷ---171</text:p>
      <text:p text:style-name="P9">Hải Hậu---165</text:p>
      <text:p text:style-name="P8"><text:span text:style-name="Strong_20_Emphasis"><text:span text:style-name="T1">HOÀ BÌNH---</text:span></text:span></text:p>
      <text:p text:style-name="P9">Kỳ Sơn---102</text:p>
      <text:p text:style-name="P9"><text:soft-page-break/>Lạc Sơn---165</text:p>
      <text:p text:style-name="P9">Hoà Bình---112</text:p>
      <text:p text:style-name="P9">Kim Bôi---148</text:p>
      <text:p text:style-name="P9">Mai Châu---177</text:p>
      <text:p text:style-name="P9">Lương Sơn---77</text:p>
      <text:p text:style-name="P9">Đà Bắc---129</text:p>
      <text:p text:style-name="P9">Tân Lạc---140</text:p>
      <text:p text:style-name="P9">Lạc Thuỷ---185</text:p>
      <text:p text:style-name="P9">Yên Thuỷ---189</text:p>
      <text:p text:style-name="P8"><text:span text:style-name="Strong_20_Emphasis"><text:span text:style-name="T1">SƠN LA---</text:span></text:span></text:p>
      <text:p text:style-name="P9">Mộc Châu---233</text:p>
      <text:p text:style-name="P9">Mai Sơn---315</text:p>
      <text:p text:style-name="P9">Bắc Yên---195</text:p>
      <text:p text:style-name="P9">Yên Châu---270</text:p>
      <text:p text:style-name="P9">Sơn La---344</text:p>
      <text:p text:style-name="P9">Thuận Châu---367</text:p>
      <text:p text:style-name="P9">Mường La---375</text:p>
      <text:p text:style-name="P9">Sông Mã---413</text:p>
      <text:p text:style-name="P9">Phù Yên---163</text:p>
      <text:p text:style-name="P8"><text:span text:style-name="Strong_20_Emphasis"><text:span text:style-name="T1">LAI CHÂU---</text:span></text:span></text:p>
      <text:p text:style-name="P9">Mường Tè---611</text:p>
      <text:p text:style-name="P9">Than Uyên---481</text:p>
      <text:p text:style-name="P9">Tam Đường---422</text:p>
      <text:p text:style-name="P9">Sìn Hồ---531</text:p>
      <text:p text:style-name="P8"><text:span text:style-name="Strong_20_Emphasis"><text:span text:style-name="T1">ĐIỆN BIÊN---</text:span></text:span></text:p>
      <text:p text:style-name="P9">Tuần Giáo---422</text:p>
      <text:p text:style-name="P9">Mường Ẳng---458</text:p>
      <text:p text:style-name="P9">Điện Biên Đông---537</text:p>
      <text:p text:style-name="P9">Điện Biên Phủ---494</text:p>
      <text:p text:style-name="P9">Mường Lay---546</text:p>
      <text:p text:style-name="P9">Tủa Chùa---464</text:p>
      <text:p text:style-name="P9">Lai Châu---516</text:p>
      <text:p text:style-name="P8"><text:span text:style-name="Strong_20_Emphasis"><text:span text:style-name="T1">LÀO CAI---</text:span></text:span></text:p>
      <text:p text:style-name="P9">Lào Cai---323</text:p>
      <text:p text:style-name="P9">Bảo Thắng---295</text:p>
      <text:p text:style-name="P9">Bắc Hà---308</text:p>
      <text:p text:style-name="P9">Văn Bàn---292</text:p>
      <text:p text:style-name="P9">Bảo Yên---250</text:p>
      <text:p text:style-name="P9">Sa Pa---355</text:p>
      <text:p text:style-name="P8"><text:span text:style-name="Strong_20_Emphasis"><text:span text:style-name="T1">YÊN BÁI---</text:span></text:span></text:p>
      <text:p text:style-name="P9">Yên Bình---137</text:p>
      <text:p text:style-name="P9">Yên Bái---150</text:p>
      <text:p text:style-name="P9"><text:soft-page-break/>Trấn Yên---159</text:p>
      <text:p text:style-name="P9">Văn Yên---184</text:p>
      <text:p text:style-name="P9">Văn Chấn---242</text:p>
      <text:p text:style-name="P9">Lục Yên---224</text:p>
      <text:p text:style-name="P9">Mù Căng Chải---307</text:p>
      <text:p text:style-name="P9">Nghĩa Lộ---224</text:p>
      <text:p text:style-name="P8"><text:span text:style-name="Strong_20_Emphasis"><text:span text:style-name="T1">VĨNH PHÚC---</text:span></text:span></text:p>
      <text:p text:style-name="P9">Vĩnh Tường---50</text:p>
      <text:p text:style-name="P9">Phúc Yên---40</text:p>
      <text:p text:style-name="P9">Tam Đảo---76</text:p>
      <text:p text:style-name="P9">Vĩnh Yên---55</text:p>
      <text:p text:style-name="P9">Yên Lạc---67</text:p>
      <text:p text:style-name="P9">Lập Thạch---78</text:p>
      <text:p text:style-name="P8"><text:span text:style-name="Strong_20_Emphasis"><text:span text:style-name="T1">PHÚ THỌ---</text:span></text:span></text:p>
      <text:p text:style-name="P9">Việt Trì---75</text:p>
      <text:p text:style-name="P9">Phong Châu---88</text:p>
      <text:p text:style-name="P9">Hạ Hoà---147</text:p>
      <text:p text:style-name="P9">Đoan Hùng---122</text:p>
      <text:p text:style-name="P9">Phú Thọ---106</text:p>
      <text:p text:style-name="P9">Thanh Sơn---116</text:p>
      <text:p text:style-name="P9">Yên Lập---129</text:p>
      <text:p text:style-name="P8"><text:span text:style-name="Strong_20_Emphasis"><text:span text:style-name="T1">HÀ TÂY---</text:span></text:span></text:p>
      <text:p text:style-name="P9">Hà Đông---35</text:p>
      <text:p text:style-name="P9">Hoài Đức---34</text:p>
      <text:p text:style-name="P9">Chương Mỹ---44</text:p>
      <text:p text:style-name="P9">Ba Vì---75</text:p>
      <text:p text:style-name="P9">Thường Tín---44</text:p>
      <text:p text:style-name="P9">Thanh Oai---47</text:p>
      <text:p text:style-name="P9">Quốc Oai---53</text:p>
      <text:p text:style-name="P9">Đan Phượng---38</text:p>
      <text:p text:style-name="P9">Thạch Thất---63</text:p>
      <text:p text:style-name="P9">Xuân Mai---58</text:p>
      <text:p text:style-name="P9">Phú Xuyên---54</text:p>
      <text:p text:style-name="P9">Mỹ Đức---70</text:p>
      <text:p text:style-name="P9">Sơn Tây---66</text:p>
      <text:p text:style-name="P8"><text:span text:style-name="Strong_20_Emphasis"><text:span text:style-name="T1">THÁI BÌNH---</text:span></text:span></text:p>
      <text:p text:style-name="P9">Vũ Thư---116</text:p>
      <text:p text:style-name="P9">Thái Bình---109</text:p>
      <text:p text:style-name="P9">Kiến Xương---123</text:p>
      <text:p text:style-name="P9">Đông Hưng---97</text:p>
      <text:p text:style-name="P9">Tiền Hải---130</text:p>
      <text:p text:style-name="P9">Quỳnh Côi---106</text:p>
      <text:p text:style-name="P9"><text:soft-page-break/>Thái Thuỵ---133</text:p>
      <text:p text:style-name="P9">Hưng Hà---82</text:p>
      <text:p text:style-name="P8"><text:span text:style-name="Strong_20_Emphasis"><text:span text:style-name="T1">HƯNG YÊN---</text:span></text:span></text:p>
      <text:p text:style-name="P9">Văn Lâm---30</text:p>
      <text:p text:style-name="P9">Mỹ Hào---42</text:p>
      <text:p text:style-name="P9">Khoái Châu---57</text:p>
      <text:p text:style-name="P9">Ân Thi---58</text:p>
      <text:p text:style-name="P9">Kim Động---58</text:p>
      <text:p text:style-name="P9">Hưng Yên---68</text:p>
      <text:p text:style-name="P9">Tiên Lữ---72</text:p>
      <text:p text:style-name="P9">Phù Cư---80</text:p>
      <text:p text:style-name="P8"><text:span text:style-name="Strong_20_Emphasis"><text:span text:style-name="T1">HẢI DƯƠNG---</text:span></text:span></text:p>
      <text:p text:style-name="P9">Cẩm Giàng---46</text:p>
      <text:p text:style-name="P9">Hải Dương---58</text:p>
      <text:p text:style-name="P9">Gia Lộc---66</text:p>
      <text:p text:style-name="P9">Nam Sách---63</text:p>
      <text:p text:style-name="P9">Thanh Hà---70</text:p>
      <text:p text:style-name="P9">Tứ Kỳ---73</text:p>
      <text:p text:style-name="P9">Kim Thành---76</text:p>
      <text:p text:style-name="P9">Kinh Môn---83</text:p>
      <text:p text:style-name="P9">Phả Lại---60</text:p>
      <text:p text:style-name="P9">Chí Linh---84</text:p>
      <text:p text:style-name="P9">Ninh Giang---86</text:p>
      <text:p text:style-name="P8"><text:span text:style-name="Strong_20_Emphasis"><text:span text:style-name="T1">BẮC GIANG---</text:span></text:span></text:p>
      <text:p text:style-name="P9">Việt Yên---37</text:p>
      <text:p text:style-name="P9">Bắc Giang---45</text:p>
      <text:p text:style-name="P9">Hiệp Hoà---53</text:p>
      <text:p text:style-name="P9">Lạng Giang---55</text:p>
      <text:p text:style-name="P9">Yên Dũng---55</text:p>
      <text:p text:style-name="P9">Tân Yên---58</text:p>
      <text:p text:style-name="P9">Lục Nam---68</text:p>
      <text:p text:style-name="P9">Yên Thế---71</text:p>
      <text:p text:style-name="P9">Lục Ngạn---88</text:p>
      <text:p text:style-name="P9">Sơn Động---120</text:p>
      <text:p text:style-name="P8"><text:span text:style-name="Strong_20_Emphasis"><text:span text:style-name="T1">BẮC NINH---</text:span></text:span></text:p>
      <text:p text:style-name="P9">Từ Sơn---12</text:p>
      <text:p text:style-name="P9">Lim---18</text:p>
      <text:p text:style-name="P9">Bắc Ninh---24</text:p>
      <text:p text:style-name="P9">Quế Võ---34</text:p>
      <text:p text:style-name="P9">Yên Phong---21</text:p>
      <text:p text:style-name="P9">Thuận Thành---43</text:p>
      <text:p text:style-name="P9">Gia Bình---55</text:p>
      <text:p text:style-name="P8"><text:soft-page-break/><text:span text:style-name="Strong_20_Emphasis"><text:span text:style-name="T1">BẮC CẠN---</text:span></text:span></text:p>
      <text:p text:style-name="P9">Bắc Cạn---154</text:p>
      <text:p text:style-name="P9">Chợ Mới---112</text:p>
      <text:p text:style-name="P9">Ba Bể---211</text:p>
      <text:p text:style-name="P9">Ngân Sơn---214</text:p>
      <text:p text:style-name="P9">Bạch Thông---164</text:p>
      <text:p text:style-name="P9">Nà Phặc---190</text:p>
      <text:p text:style-name="P9">Bằng Lũng---194</text:p>
      <text:p text:style-name="P9">Na Rì---198</text:p>
      <text:p text:style-name="P8"><text:span text:style-name="Strong_20_Emphasis"><text:span text:style-name="T1">THÁI NGUYÊN---</text:span></text:span></text:p>
      <text:p text:style-name="P9">Phổ Yên---45</text:p>
      <text:p text:style-name="P9">Thái Nguyên---70</text:p>
      <text:p text:style-name="P9">Đổng Hỉ---73</text:p>
      <text:p text:style-name="P9">Sông Công---53</text:p>
      <text:p text:style-name="P9">Phú Lương---92</text:p>
      <text:p text:style-name="P9">Phú Bình---60</text:p>
      <text:p text:style-name="P9">Đại Từ---95</text:p>
      <text:p text:style-name="P9">Võ Nhai---109</text:p>
      <text:p text:style-name="P9">Định Hoá---121</text:p>
      <text:p text:style-name="P8"><text:span text:style-name="Strong_20_Emphasis"><text:span text:style-name="T1">TUYÊN QUANG---</text:span></text:span></text:p>
      <text:p text:style-name="P9">Yên Sơn---160</text:p>
      <text:p text:style-name="P9">Tuyên Quang---157</text:p>
      <text:p text:style-name="P9">Sơn Dương---125</text:p>
      <text:p text:style-name="P9">Hàm Yên---199</text:p>
      <text:p text:style-name="P9">Chiêm Hoá---224</text:p>
      <text:p text:style-name="P9">Na Hang---259</text:p>
      <text:p text:style-name="P8"><text:span text:style-name="Strong_20_Emphasis"><text:span text:style-name="T1">HÀ GIANG---</text:span></text:span></text:p>
      <text:p text:style-name="P9">Bắc Quang---232</text:p>
      <text:p text:style-name="P9">Vị Xuyên---274</text:p>
      <text:p text:style-name="P9">Hà Giang---298</text:p>
      <text:p text:style-name="P9">Quản Bạ---341</text:p>
      <text:p text:style-name="P9">Bắc Mê---354</text:p>
      <text:p text:style-name="P9">Hoàng Su Phì---295</text:p>
      <text:p text:style-name="P9">Yên Minh---391</text:p>
      <text:p text:style-name="P9">Xín Mần---327</text:p>
      <text:p text:style-name="P9">Đồng Văn---434</text:p>
      <text:p text:style-name="P9">Mèo Vạc---438</text:p>
      <text:p text:style-name="P8"><text:span text:style-name="Strong_20_Emphasis"><text:span text:style-name="T1">CAO BẰNG---</text:span></text:span></text:p>
      <text:p text:style-name="P9">Cao Bằng---273</text:p>
      <text:p text:style-name="P9">Hoà An---287</text:p>
      <text:p text:style-name="P9">Quảng Uyên---308</text:p>
      <text:p text:style-name="P9">Trà Lĩnh---304</text:p>
      <text:p text:style-name="P9"><text:soft-page-break/>Hà Quảng---316</text:p>
      <text:p text:style-name="P9">Nguyên Bình---313</text:p>
      <text:p text:style-name="P9">Thạch An---230</text:p>
      <text:p text:style-name="P9">Thông Nông---318</text:p>
      <text:p text:style-name="P9">Trùng Khánh---333</text:p>
      <text:p text:style-name="P9">Phục Hoà---342</text:p>
      <text:p text:style-name="P9">Hạ Lang---341</text:p>
      <text:p text:style-name="P9">Bảo Lạc---395</text:p>
      <text:p text:style-name="P8"><text:span text:style-name="Strong_20_Emphasis"><text:span text:style-name="T1">LẠNG SƠN---</text:span></text:span></text:p>
      <text:p text:style-name="P9">Hữu Lũng---77</text:p>
      <text:p text:style-name="P9">Chi Lăng---92</text:p>
      <text:p text:style-name="P9">Cao Lộc---148</text:p>
      <text:p text:style-name="P9">Lạng Sơn---145</text:p>
      <text:p text:style-name="P9">Đồng Đăng---158</text:p>
      <text:p text:style-name="P9">Lộc Bình---170</text:p>
      <text:p text:style-name="P9">Văn Lãng---177</text:p>
      <text:p text:style-name="P9">Văn Quan---186</text:p>
      <text:p text:style-name="P9">Định Lập---203</text:p>
      <text:p text:style-name="P9">Bình Gia---219</text:p>
      <text:p text:style-name="P9">Tràng Định---214</text:p>
      <text:p text:style-name="P9">Bắc Sơn---228</text:p>
      <text:p text:style-name="P8"><text:span text:style-name="Strong_20_Emphasis"><text:span text:style-name="T1">QUẢNG NINH---</text:span></text:span></text:p>
      <text:p text:style-name="P9">Đông Triều---83</text:p>
      <text:p text:style-name="P9">Uông Bí---92</text:p>
      <text:p text:style-name="P9">Quảng Yên---115</text:p>
      <text:p text:style-name="P9">Hạ Long---130</text:p>
      <text:p text:style-name="P9">Cẩm Phả---158</text:p>
      <text:p text:style-name="P9">Hoành Bồ---130</text:p>
      <text:p text:style-name="P9">Vân Đồn---178</text:p>
      <text:p text:style-name="P9">Tiên Yên---217</text:p>
      <text:p text:style-name="P9">Đầm Hà---181</text:p>
      <text:p text:style-name="P9">Ba Chẽ---223</text:p>
      <text:p text:style-name="P9">Bình Liêu---262</text:p>
      <text:p text:style-name="P9">Quảng Hà---265</text:p>
      <text:p text:style-name="P9">Móng Cái---300</text:p>
      <text:p text:style-name="P9">Hoành Mô---277</text:p>
      <text:p text:style-name="P8"><text:span text:style-name="Strong_20_Emphasis"><text:span text:style-name="T1">HẢI PHÒNG---</text:span></text:span></text:p>
      <text:p text:style-name="P9">Hải Phòng---108</text:p>
      <text:p text:style-name="P9">An Hải---118</text:p>
      <text:p text:style-name="P9">Kiến An---118</text:p>
      <text:p text:style-name="P9">Thuỷ Nguyên---117</text:p>
      <text:p text:style-name="P9">Đồ Sơn---136</text:p>
      <text:p text:style-name="P9"><text:soft-page-break/>Tiên Lãng---129</text:p>
      <text:p text:style-name="P9">Vĩnh Bảo---136</text:p>
      <text:p text:style-name="P8"><text:span text:style-name="Strong_20_Emphasis"><text:span text:style-name="T1">QUẢNG BÌNH---</text:span></text:span></text:p>
      <text:p text:style-name="P9">Quảng Trạch---487</text:p>
      <text:p text:style-name="P9">Quảng Ninh---535</text:p>
      <text:p text:style-name="P9">Tuyên Hoá---541</text:p>
      <text:p text:style-name="P9">Minh Hoá---556</text:p>
      <text:p text:style-name="P9">Bố Trạch---510</text:p>
      <text:p text:style-name="P9">Lệ Thuỷ---564</text:p>
      <text:p text:style-name="P9">Đồng Hới---528</text:p>
      <text:p text:style-name="P8"><text:span text:style-name="Strong_20_Emphasis"><text:span text:style-name="T1">QUẢNG TRỊ---</text:span></text:span></text:p>
      <text:p text:style-name="P9">Hải Lăng---629</text:p>
      <text:p text:style-name="P9">Quảng Trị---620</text:p>
      <text:p text:style-name="P9">Đông Hà---607</text:p>
      <text:p text:style-name="P9">Đak Rông---646</text:p>
      <text:p text:style-name="P9">Do Linh---597</text:p>
      <text:p text:style-name="P9">Vĩnh Linh---582</text:p>
      <text:p text:style-name="P9">Hướng Hoá---668</text:p>
      <text:p text:style-name="P9">Cam Lộ---619</text:p>
      <text:p text:style-name="P9">Triệu Phong---615</text:p>
      <text:p text:style-name="P8"><text:span text:style-name="Strong_20_Emphasis"><text:span text:style-name="T1">HUẾ---</text:span></text:span></text:p>
      <text:p text:style-name="P9">Phong Điền---664</text:p>
      <text:p text:style-name="P9">Hương Trà---680</text:p>
      <text:p text:style-name="P9">Quảng Điền---683</text:p>
      <text:p text:style-name="P9">Tp Huế---694</text:p>
      <text:p text:style-name="P9">Hương Thuỷ---710</text:p>
      <text:p text:style-name="P9">A Lưới---766</text:p>
      <text:p text:style-name="P9">Phú Lộc---736</text:p>
      <text:p text:style-name="P9">Nam Đồng---744</text:p>
      <text:p text:style-name="P2"/>
      <text:p text:style-name="P3"><text:span text:style-name="Strong_20_Emphasis"><text:span text:style-name="T2">Khoảng cách giữa các tỉnh, thành phố tại các tỉnh phía Nam (Việt Nam)</text:span></text:span></text:p>
      <text:p text:style-name="P3"><text:span text:style-name="Strong_20_Emphasis"><text:span text:style-name="T2"/></text:span></text:p>
      <table:table table:name="Bảng1" table:style-name="Bảng1">
        <table:table-column table:style-name="Bảng1.A"/>
        <table:table-column table:style-name="Bảng1.B"/>
        <table:table-column table:style-name="Bảng1.C"/>
        <table:table-column table:style-name="Bảng1.D" table:number-columns-repeated="2"/>
        <table:table-column table:style-name="Bảng1.F" table:number-columns-repeated="2"/>
        <table:table-column table:style-name="Bảng1.H"/>
        <table:table-column table:style-name="Bảng1.F"/>
        <table:table-column table:style-name="Bảng1.H"/>
        <table:table-column table:style-name="Bảng1.F"/>
        <table:table-column table:style-name="Bảng1.L"/>
        <table:table-row table:style-name="Bảng1.1">
          <table:table-cell table:style-name="Bảng1.A1" office:value-type="string">
            <text:p text:style-name="P10">Tỉnh lỵ / Thành phố</text:p>
          </table:table-cell>
          <table:table-cell table:style-name="Bảng1.A1" office:value-type="string">
            <text:p text:style-name="P12">Buôn<text:line-break/>Ma Thuột</text:p>
          </table:table-cell>
          <table:table-cell table:style-name="Bảng1.A1" office:value-type="string">
            <text:p text:style-name="P12">Biên Hòa</text:p>
          </table:table-cell>
          <table:table-cell table:style-name="Bảng1.A1" office:value-type="string">
            <text:p text:style-name="P12">Cần Thơ</text:p>
          </table:table-cell>
          <table:table-cell table:style-name="Bảng1.A1" office:value-type="string">
            <text:p text:style-name="P12">Ðà Lạt</text:p>
          </table:table-cell>
          <table:table-cell table:style-name="Bảng1.A1" office:value-type="string">
            <text:p text:style-name="P12">Huế</text:p>
          </table:table-cell>
          <table:table-cell table:style-name="Bảng1.A1" office:value-type="string">
            <text:p text:style-name="P12">Mỹ Tho</text:p>
          </table:table-cell>
          <table:table-cell table:style-name="Bảng1.A1" office:value-type="string">
            <text:p text:style-name="P12">Nha Trang</text:p>
          </table:table-cell>
          <table:table-cell table:style-name="Bảng1.A1" office:value-type="string">
            <text:p text:style-name="P12">Quy Nhơn</text:p>
          </table:table-cell>
          <table:table-cell table:style-name="Bảng1.A1" office:value-type="string">
            <text:p text:style-name="P12">Tây Ninh</text:p>
          </table:table-cell>
          <table:table-cell table:style-name="Bảng1.A1" office:value-type="string">
            <text:p text:style-name="P12">Tp. Hồ Chí Minh</text:p>
          </table:table-cell>
          <table:table-cell table:style-name="Bảng1.L1" office:value-type="string">
            <text:p text:style-name="P12">Vũng Tàu</text:p>
          </table:table-cell>
        </table:table-row>
        <table:table-row table:style-name="Bảng1.2">
          <table:table-cell table:style-name="Bảng1.A2" office:value-type="string">
            <text:p text:style-name="P11">An Giang</text:p>
          </table:table-cell>
          <table:table-cell table:style-name="Bảng1.A2" office:value-type="string">
            <text:p text:style-name="P13">543</text:p>
          </table:table-cell>
          <table:table-cell table:style-name="Bảng1.A2" office:value-type="string">
            <text:p text:style-name="P13">220</text:p>
          </table:table-cell>
          <table:table-cell table:style-name="Bảng1.A2" office:value-type="string">
            <text:p text:style-name="P13">62</text:p>
          </table:table-cell>
          <table:table-cell table:style-name="Bảng1.A2" office:value-type="string">
            <text:p text:style-name="P13">498</text:p>
          </table:table-cell>
          <table:table-cell table:style-name="Bảng1.A2" office:value-type="string">
            <text:p text:style-name="P13">1.287</text:p>
          </table:table-cell>
          <table:table-cell table:style-name="Bảng1.A2" office:value-type="string">
            <text:p text:style-name="P13">125</text:p>
          </table:table-cell>
          <table:table-cell table:style-name="Bảng1.A2" office:value-type="string">
            <text:p text:style-name="P13">638</text:p>
          </table:table-cell>
          <table:table-cell table:style-name="Bảng1.A2" office:value-type="string">
            <text:p text:style-name="P13">786</text:p>
          </table:table-cell>
          <table:table-cell table:style-name="Bảng1.A2" office:value-type="string">
            <text:p text:style-name="P13">289</text:p>
          </table:table-cell>
          <table:table-cell table:style-name="Bảng1.A2" office:value-type="string">
            <text:p text:style-name="P13">190</text:p>
          </table:table-cell>
          <table:table-cell table:style-name="Bảng1.L2" office:value-type="string">
            <text:p text:style-name="P13">315</text:p>
          </table:table-cell>
        </table:table-row>
        <table:table-row table:style-name="Bảng1.2">
          <table:table-cell table:style-name="Bảng1.A3" office:value-type="string">
            <text:p text:style-name="P11">Bạc Liêu</text:p>
          </table:table-cell>
          <table:table-cell table:style-name="Bảng1.A3" office:value-type="string">
            <text:p text:style-name="P13">633</text:p>
          </table:table-cell>
          <table:table-cell table:style-name="Bảng1.A3" office:value-type="string">
            <text:p text:style-name="P13">310</text:p>
          </table:table-cell>
          <table:table-cell table:style-name="Bảng1.A3" office:value-type="string">
            <text:p text:style-name="P13">112</text:p>
          </table:table-cell>
          <table:table-cell table:style-name="Bảng1.A3" office:value-type="string">
            <text:p text:style-name="P13">588</text:p>
          </table:table-cell>
          <table:table-cell table:style-name="Bảng1.A3" office:value-type="string">
            <text:p text:style-name="P13">1.377</text:p>
          </table:table-cell>
          <table:table-cell table:style-name="Bảng1.A3" office:value-type="string">
            <text:p text:style-name="P13">215</text:p>
          </table:table-cell>
          <table:table-cell table:style-name="Bảng1.A3" office:value-type="string">
            <text:p text:style-name="P13">728</text:p>
          </table:table-cell>
          <table:table-cell table:style-name="Bảng1.A3" office:value-type="string">
            <text:p text:style-name="P13">966</text:p>
          </table:table-cell>
          <table:table-cell table:style-name="Bảng1.A3" office:value-type="string">
            <text:p text:style-name="P13">379</text:p>
          </table:table-cell>
          <table:table-cell table:style-name="Bảng1.A3" office:value-type="string">
            <text:p text:style-name="P13">280</text:p>
          </table:table-cell>
          <table:table-cell table:style-name="Bảng1.L3" office:value-type="string">
            <text:p text:style-name="P13">405</text:p>
          </table:table-cell>
        </table:table-row>
        <table:table-row table:style-name="Bảng1.2">
          <table:table-cell table:style-name="Bảng1.A2" office:value-type="string">
            <text:p text:style-name="P11">Bến Tre</text:p>
          </table:table-cell>
          <table:table-cell table:style-name="Bảng1.A2" office:value-type="string">
            <text:p text:style-name="P13">439</text:p>
          </table:table-cell>
          <table:table-cell table:style-name="Bảng1.A2" office:value-type="string">
            <text:p text:style-name="P13">116</text:p>
          </table:table-cell>
          <table:table-cell table:style-name="Bảng1.A2" office:value-type="string">
            <text:p text:style-name="P13">114</text:p>
          </table:table-cell>
          <table:table-cell table:style-name="Bảng1.A2" office:value-type="string">
            <text:p text:style-name="P13">394</text:p>
          </table:table-cell>
          <table:table-cell table:style-name="Bảng1.A2" office:value-type="string">
            <text:p text:style-name="P13">1.183</text:p>
          </table:table-cell>
          <table:table-cell table:style-name="Bảng1.A2" office:value-type="string">
            <text:p text:style-name="P13">16</text:p>
          </table:table-cell>
          <table:table-cell table:style-name="Bảng1.A2" office:value-type="string">
            <text:p text:style-name="P13">534</text:p>
          </table:table-cell>
          <table:table-cell table:style-name="Bảng1.A2" office:value-type="string">
            <text:p text:style-name="P13">772</text:p>
          </table:table-cell>
          <table:table-cell table:style-name="Bảng1.A2" office:value-type="string">
            <text:p text:style-name="P13">185</text:p>
          </table:table-cell>
          <table:table-cell table:style-name="Bảng1.A2" office:value-type="string">
            <text:p text:style-name="P13">85</text:p>
          </table:table-cell>
          <table:table-cell table:style-name="Bảng1.L2" office:value-type="string">
            <text:p text:style-name="P13">211</text:p>
          </table:table-cell>
        </table:table-row>
        <table:table-row table:style-name="Bảng1.2">
          <table:table-cell table:style-name="Bảng1.A3" office:value-type="string">
            <text:p text:style-name="P11">Bình Ðịnh</text:p>
          </table:table-cell>
          <table:table-cell table:style-name="Bảng1.A3" office:value-type="string">
            <text:p text:style-name="P13">368</text:p>
          </table:table-cell>
          <table:table-cell table:style-name="Bảng1.A3" office:value-type="string">
            <text:p text:style-name="P13">656</text:p>
          </table:table-cell>
          <table:table-cell table:style-name="Bảng1.A3" office:value-type="string">
            <text:p text:style-name="P13">854</text:p>
          </table:table-cell>
          <table:table-cell table:style-name="Bảng1.A3" office:value-type="string">
            <text:p text:style-name="P13">443</text:p>
          </table:table-cell>
          <table:table-cell table:style-name="Bảng1.A3" office:value-type="string">
            <text:p text:style-name="P13">411</text:p>
          </table:table-cell>
          <table:table-cell table:style-name="Bảng1.A3" office:value-type="string">
            <text:p text:style-name="P13">756</text:p>
          </table:table-cell>
          <table:table-cell table:style-name="Bảng1.A3" office:value-type="string">
            <text:p text:style-name="P13">238</text:p>
          </table:table-cell>
          <table:table-cell table:style-name="Bảng1.A3" office:value-type="string">
            <text:p text:style-name="P13">-</text:p>
          </table:table-cell>
          <table:table-cell table:style-name="Bảng1.A3" office:value-type="string">
            <text:p text:style-name="P13">785</text:p>
          </table:table-cell>
          <table:table-cell table:style-name="Bảng1.A3" office:value-type="string">
            <text:p text:style-name="P13">649</text:p>
          </table:table-cell>
          <table:table-cell table:style-name="Bảng1.L3" office:value-type="string">
            <text:p text:style-name="P13">751</text:p>
          </table:table-cell>
        </table:table-row>
        <table:table-row table:style-name="Bảng1.2">
          <table:table-cell table:style-name="Bảng1.A2" office:value-type="string">
            <text:p text:style-name="P11">Bình Thuận</text:p>
          </table:table-cell>
          <table:table-cell table:style-name="Bảng1.A2" office:value-type="string">
            <text:p text:style-name="P13">440</text:p>
          </table:table-cell>
          <table:table-cell table:style-name="Bảng1.A2" office:value-type="string">
            <text:p text:style-name="P13">168</text:p>
          </table:table-cell>
          <table:table-cell table:style-name="Bảng1.A2" office:value-type="string">
            <text:p text:style-name="P13">366</text:p>
          </table:table-cell>
          <table:table-cell table:style-name="Bảng1.A2" office:value-type="string">
            <text:p text:style-name="P13">247</text:p>
          </table:table-cell>
          <table:table-cell table:style-name="Bảng1.A2" office:value-type="string">
            <text:p text:style-name="P13">899</text:p>
          </table:table-cell>
          <table:table-cell table:style-name="Bảng1.A2" office:value-type="string">
            <text:p text:style-name="P13">286</text:p>
          </table:table-cell>
          <table:table-cell table:style-name="Bảng1.A2" office:value-type="string">
            <text:p text:style-name="P13">250</text:p>
          </table:table-cell>
          <table:table-cell table:style-name="Bảng1.A2" office:value-type="string">
            <text:p text:style-name="P13">488</text:p>
          </table:table-cell>
          <table:table-cell table:style-name="Bảng1.A2" office:value-type="string">
            <text:p text:style-name="P13">297</text:p>
          </table:table-cell>
          <table:table-cell table:style-name="Bảng1.A2" office:value-type="string">
            <text:p text:style-name="P13">190</text:p>
          </table:table-cell>
          <table:table-cell table:style-name="Bảng1.L2" office:value-type="string">
            <text:p text:style-name="P13">263</text:p>
          </table:table-cell>
        </table:table-row>
        <table:table-row table:style-name="Bảng1.2">
          <table:table-cell table:style-name="Bảng1.A3" office:value-type="string">
            <text:p text:style-name="P11">Cần Thơ</text:p>
          </table:table-cell>
          <table:table-cell table:style-name="Bảng1.A3" office:value-type="string">
            <text:p text:style-name="P13">521</text:p>
          </table:table-cell>
          <table:table-cell table:style-name="Bảng1.A3" office:value-type="string">
            <text:p text:style-name="P13">198</text:p>
          </table:table-cell>
          <table:table-cell table:style-name="Bảng1.A3" office:value-type="string">
            <text:p text:style-name="P13">-</text:p>
          </table:table-cell>
          <table:table-cell table:style-name="Bảng1.A3" office:value-type="string">
            <text:p text:style-name="P13">476</text:p>
          </table:table-cell>
          <table:table-cell table:style-name="Bảng1.A3" office:value-type="string">
            <text:p text:style-name="P13">1.265</text:p>
          </table:table-cell>
          <table:table-cell table:style-name="Bảng1.A3" office:value-type="string">
            <text:p text:style-name="P13">103</text:p>
          </table:table-cell>
          <table:table-cell table:style-name="Bảng1.A3" office:value-type="string">
            <text:p text:style-name="P13">616</text:p>
          </table:table-cell>
          <table:table-cell table:style-name="Bảng1.A3" office:value-type="string">
            <text:p text:style-name="P13">864</text:p>
          </table:table-cell>
          <table:table-cell table:style-name="Bảng1.A3" office:value-type="string">
            <text:p text:style-name="P13">293</text:p>
          </table:table-cell>
          <table:table-cell table:style-name="Bảng1.A3" office:value-type="string">
            <text:p text:style-name="P13">167</text:p>
          </table:table-cell>
          <table:table-cell table:style-name="Bảng1.L3" office:value-type="string">
            <text:p text:style-name="P13">370</text:p>
          </table:table-cell>
        </table:table-row>
        <text:soft-page-break/>
        <table:table-row table:style-name="Bảng1.2">
          <table:table-cell table:style-name="Bảng1.A2" office:value-type="string">
            <text:p text:style-name="P11">Ðắk Lắk</text:p>
          </table:table-cell>
          <table:table-cell table:style-name="Bảng1.A2" office:value-type="string">
            <text:p text:style-name="P13">-</text:p>
          </table:table-cell>
          <table:table-cell table:style-name="Bảng1.A2" office:value-type="string">
            <text:p text:style-name="P13">363</text:p>
          </table:table-cell>
          <table:table-cell table:style-name="Bảng1.A2" office:value-type="string">
            <text:p text:style-name="P13">521</text:p>
          </table:table-cell>
          <table:table-cell table:style-name="Bảng1.A2" office:value-type="string">
            <text:p text:style-name="P13">200</text:p>
          </table:table-cell>
          <table:table-cell table:style-name="Bảng1.A2" office:value-type="string">
            <text:p text:style-name="P13">779</text:p>
          </table:table-cell>
          <table:table-cell table:style-name="Bảng1.A2" office:value-type="string">
            <text:p text:style-name="P13">423</text:p>
          </table:table-cell>
          <table:table-cell table:style-name="Bảng1.A2" office:value-type="string">
            <text:p text:style-name="P13">190</text:p>
          </table:table-cell>
          <table:table-cell table:style-name="Bảng1.A2" office:value-type="string">
            <text:p text:style-name="P13">375</text:p>
          </table:table-cell>
          <table:table-cell table:style-name="Bảng1.A2" office:value-type="string">
            <text:p text:style-name="P13">452</text:p>
          </table:table-cell>
          <table:table-cell table:style-name="Bảng1.A2" office:value-type="string">
            <text:p text:style-name="P13">353</text:p>
          </table:table-cell>
          <table:table-cell table:style-name="Bảng1.L2" office:value-type="string">
            <text:p text:style-name="P13">453</text:p>
          </table:table-cell>
        </table:table-row>
        <table:table-row table:style-name="Bảng1.2">
          <table:table-cell table:style-name="Bảng1.A3" office:value-type="string">
            <text:p text:style-name="P11">Ðồng Tháp</text:p>
          </table:table-cell>
          <table:table-cell table:style-name="Bảng1.A3" office:value-type="string">
            <text:p text:style-name="P13">496</text:p>
          </table:table-cell>
          <table:table-cell table:style-name="Bảng1.A3" office:value-type="string">
            <text:p text:style-name="P13">173</text:p>
          </table:table-cell>
          <table:table-cell table:style-name="Bảng1.A3" office:value-type="string">
            <text:p text:style-name="P13">51</text:p>
          </table:table-cell>
          <table:table-cell table:style-name="Bảng1.A3" office:value-type="string">
            <text:p text:style-name="P13">451</text:p>
          </table:table-cell>
          <table:table-cell table:style-name="Bảng1.A3" office:value-type="string">
            <text:p text:style-name="P13">1.240</text:p>
          </table:table-cell>
          <table:table-cell table:style-name="Bảng1.A3" office:value-type="string">
            <text:p text:style-name="P13">78</text:p>
          </table:table-cell>
          <table:table-cell table:style-name="Bảng1.A3" office:value-type="string">
            <text:p text:style-name="P13">591</text:p>
          </table:table-cell>
          <table:table-cell table:style-name="Bảng1.A3" office:value-type="string">
            <text:p text:style-name="P13">829</text:p>
          </table:table-cell>
          <table:table-cell table:style-name="Bảng1.A3" office:value-type="string">
            <text:p text:style-name="P13">242</text:p>
          </table:table-cell>
          <table:table-cell table:style-name="Bảng1.A3" office:value-type="string">
            <text:p text:style-name="P13">143</text:p>
          </table:table-cell>
          <table:table-cell table:style-name="Bảng1.L3" office:value-type="string">
            <text:p text:style-name="P13">268</text:p>
          </table:table-cell>
        </table:table-row>
        <table:table-row table:style-name="Bảng1.2">
          <table:table-cell table:style-name="Bảng1.A2" office:value-type="string">
            <text:p text:style-name="P11">Ðồng Nai</text:p>
          </table:table-cell>
          <table:table-cell table:style-name="Bảng1.A2" office:value-type="string">
            <text:p text:style-name="P13">363</text:p>
          </table:table-cell>
          <table:table-cell table:style-name="Bảng1.A2" office:value-type="string">
            <text:p text:style-name="P13">-</text:p>
          </table:table-cell>
          <table:table-cell table:style-name="Bảng1.A2" office:value-type="string">
            <text:p text:style-name="P13">198</text:p>
          </table:table-cell>
          <table:table-cell table:style-name="Bảng1.A2" office:value-type="string">
            <text:p text:style-name="P13">278</text:p>
          </table:table-cell>
          <table:table-cell table:style-name="Bảng1.A2" office:value-type="string">
            <text:p text:style-name="P13">1.067</text:p>
          </table:table-cell>
          <table:table-cell table:style-name="Bảng1.A2" office:value-type="string">
            <text:p text:style-name="P13">100</text:p>
          </table:table-cell>
          <table:table-cell table:style-name="Bảng1.A2" office:value-type="string">
            <text:p text:style-name="P13">418</text:p>
          </table:table-cell>
          <table:table-cell table:style-name="Bảng1.A2" office:value-type="string">
            <text:p text:style-name="P13">656</text:p>
          </table:table-cell>
          <table:table-cell table:style-name="Bảng1.A2" office:value-type="string">
            <text:p text:style-name="P13">129</text:p>
          </table:table-cell>
          <table:table-cell table:style-name="Bảng1.A2" office:value-type="string">
            <text:p text:style-name="P13">30</text:p>
          </table:table-cell>
          <table:table-cell table:style-name="Bảng1.L2" office:value-type="string">
            <text:p text:style-name="P13">95</text:p>
          </table:table-cell>
        </table:table-row>
        <table:table-row table:style-name="Bảng1.2">
          <table:table-cell table:style-name="Bảng1.A3" office:value-type="string">
            <text:p text:style-name="P11">Thừa Thiên - Huế</text:p>
          </table:table-cell>
          <table:table-cell table:style-name="Bảng1.A3" office:value-type="string">
            <text:p text:style-name="P13">809</text:p>
          </table:table-cell>
          <table:table-cell table:style-name="Bảng1.A3" office:value-type="string">
            <text:p text:style-name="P13">1.067</text:p>
          </table:table-cell>
          <table:table-cell table:style-name="Bảng1.A3" office:value-type="string">
            <text:p text:style-name="P13">1.265</text:p>
          </table:table-cell>
          <table:table-cell table:style-name="Bảng1.A3" office:value-type="string">
            <text:p text:style-name="P13">854</text:p>
          </table:table-cell>
          <table:table-cell table:style-name="Bảng1.A3" office:value-type="string">
            <text:p text:style-name="P13">-</text:p>
          </table:table-cell>
          <table:table-cell table:style-name="Bảng1.A3" office:value-type="string">
            <text:p text:style-name="P13">1.167</text:p>
          </table:table-cell>
          <table:table-cell table:style-name="Bảng1.A3" office:value-type="string">
            <text:p text:style-name="P13">649</text:p>
          </table:table-cell>
          <table:table-cell table:style-name="Bảng1.A3" office:value-type="string">
            <text:p text:style-name="P13">421</text:p>
          </table:table-cell>
          <table:table-cell table:style-name="Bảng1.A3" office:value-type="string">
            <text:p text:style-name="P13">1.196</text:p>
          </table:table-cell>
          <table:table-cell table:style-name="Bảng1.A3" office:value-type="string">
            <text:p text:style-name="P13">1.097</text:p>
          </table:table-cell>
          <table:table-cell table:style-name="Bảng1.L3" office:value-type="string">
            <text:p text:style-name="P13">1.162</text:p>
          </table:table-cell>
        </table:table-row>
        <table:table-row table:style-name="Bảng1.2">
          <table:table-cell table:style-name="Bảng1.A2" office:value-type="string">
            <text:p text:style-name="P11">Khánh Hoà</text:p>
          </table:table-cell>
          <table:table-cell table:style-name="Bảng1.A2" office:value-type="string">
            <text:p text:style-name="P13">190</text:p>
          </table:table-cell>
          <table:table-cell table:style-name="Bảng1.A2" office:value-type="string">
            <text:p text:style-name="P13">418</text:p>
          </table:table-cell>
          <table:table-cell table:style-name="Bảng1.A2" office:value-type="string">
            <text:p text:style-name="P13">616</text:p>
          </table:table-cell>
          <table:table-cell table:style-name="Bảng1.A2" office:value-type="string">
            <text:p text:style-name="P13">205</text:p>
          </table:table-cell>
          <table:table-cell table:style-name="Bảng1.A2" office:value-type="string">
            <text:p text:style-name="P13">649</text:p>
          </table:table-cell>
          <table:table-cell table:style-name="Bảng1.A2" office:value-type="string">
            <text:p text:style-name="P13">518</text:p>
          </table:table-cell>
          <table:table-cell table:style-name="Bảng1.A2" office:value-type="string">
            <text:p text:style-name="P13">-</text:p>
          </table:table-cell>
          <table:table-cell table:style-name="Bảng1.A2" office:value-type="string">
            <text:p text:style-name="P13">238</text:p>
          </table:table-cell>
          <table:table-cell table:style-name="Bảng1.A2" office:value-type="string">
            <text:p text:style-name="P13">547</text:p>
          </table:table-cell>
          <table:table-cell table:style-name="Bảng1.A2" office:value-type="string">
            <text:p text:style-name="P13">441</text:p>
          </table:table-cell>
          <table:table-cell table:style-name="Bảng1.L2" office:value-type="string">
            <text:p text:style-name="P13">513</text:p>
          </table:table-cell>
        </table:table-row>
        <table:table-row table:style-name="Bảng1.2">
          <table:table-cell table:style-name="Bảng1.A3" office:value-type="string">
            <text:p text:style-name="P11">Kiên Giang</text:p>
          </table:table-cell>
          <table:table-cell table:style-name="Bảng1.A3" office:value-type="string">
            <text:p text:style-name="P13">601</text:p>
          </table:table-cell>
          <table:table-cell table:style-name="Bảng1.A3" office:value-type="string">
            <text:p text:style-name="P13">278</text:p>
          </table:table-cell>
          <table:table-cell table:style-name="Bảng1.A3" office:value-type="string">
            <text:p text:style-name="P13">128</text:p>
          </table:table-cell>
          <table:table-cell table:style-name="Bảng1.A3" office:value-type="string">
            <text:p text:style-name="P13">556</text:p>
          </table:table-cell>
          <table:table-cell table:style-name="Bảng1.A3" office:value-type="string">
            <text:p text:style-name="P13">1.345</text:p>
          </table:table-cell>
          <table:table-cell table:style-name="Bảng1.A3" office:value-type="string">
            <text:p text:style-name="P13">183</text:p>
          </table:table-cell>
          <table:table-cell table:style-name="Bảng1.A3" office:value-type="string">
            <text:p text:style-name="P13">696</text:p>
          </table:table-cell>
          <table:table-cell table:style-name="Bảng1.A3" office:value-type="string">
            <text:p text:style-name="P13">934</text:p>
          </table:table-cell>
          <table:table-cell table:style-name="Bảng1.A3" office:value-type="string">
            <text:p text:style-name="P13">347</text:p>
          </table:table-cell>
          <table:table-cell table:style-name="Bảng1.A3" office:value-type="string">
            <text:p text:style-name="P13">248</text:p>
          </table:table-cell>
          <table:table-cell table:style-name="Bảng1.L3" office:value-type="string">
            <text:p text:style-name="P13">373</text:p>
          </table:table-cell>
        </table:table-row>
        <table:table-row table:style-name="Bảng1.2">
          <table:table-cell table:style-name="Bảng1.A2" office:value-type="string">
            <text:p text:style-name="P11">Kon Tum</text:p>
          </table:table-cell>
          <table:table-cell table:style-name="Bảng1.A2" office:value-type="string">
            <text:p text:style-name="P13">273</text:p>
          </table:table-cell>
          <table:table-cell table:style-name="Bảng1.A2" office:value-type="string">
            <text:p text:style-name="P13">600</text:p>
          </table:table-cell>
          <table:table-cell table:style-name="Bảng1.A2" office:value-type="string">
            <text:p text:style-name="P13">758</text:p>
          </table:table-cell>
          <table:table-cell table:style-name="Bảng1.A2" office:value-type="string">
            <text:p text:style-name="P13">632</text:p>
          </table:table-cell>
          <table:table-cell table:style-name="Bảng1.A2" office:value-type="string">
            <text:p text:style-name="P13">599</text:p>
          </table:table-cell>
          <table:table-cell table:style-name="Bảng1.A2" office:value-type="string">
            <text:p text:style-name="P13">660</text:p>
          </table:table-cell>
          <table:table-cell table:style-name="Bảng1.A2" office:value-type="string">
            <text:p text:style-name="P13">427</text:p>
          </table:table-cell>
          <table:table-cell table:style-name="Bảng1.A2" office:value-type="string">
            <text:p text:style-name="P13">234</text:p>
          </table:table-cell>
          <table:table-cell table:style-name="Bảng1.A2" office:value-type="string">
            <text:p text:style-name="P13">689</text:p>
          </table:table-cell>
          <table:table-cell table:style-name="Bảng1.A2" office:value-type="string">
            <text:p text:style-name="P13">541</text:p>
          </table:table-cell>
          <table:table-cell table:style-name="Bảng1.L2" office:value-type="string">
            <text:p text:style-name="P13">695</text:p>
          </table:table-cell>
        </table:table-row>
        <table:table-row table:style-name="Bảng1.2">
          <table:table-cell table:style-name="Bảng1.A3" office:value-type="string">
            <text:p text:style-name="P11">Lâm Ðồng</text:p>
          </table:table-cell>
          <table:table-cell table:style-name="Bảng1.A3" office:value-type="string">
            <text:p text:style-name="P13">200</text:p>
          </table:table-cell>
          <table:table-cell table:style-name="Bảng1.A3" office:value-type="string">
            <text:p text:style-name="P13">278</text:p>
          </table:table-cell>
          <table:table-cell table:style-name="Bảng1.A3" office:value-type="string">
            <text:p text:style-name="P13">476</text:p>
          </table:table-cell>
          <table:table-cell table:style-name="Bảng1.A3" office:value-type="string">
            <text:p text:style-name="P13">-</text:p>
          </table:table-cell>
          <table:table-cell table:style-name="Bảng1.A3" office:value-type="string">
            <text:p text:style-name="P13">854</text:p>
          </table:table-cell>
          <table:table-cell table:style-name="Bảng1.A3" office:value-type="string">
            <text:p text:style-name="P13">378</text:p>
          </table:table-cell>
          <table:table-cell table:style-name="Bảng1.A3" office:value-type="string">
            <text:p text:style-name="P13">205</text:p>
          </table:table-cell>
          <table:table-cell table:style-name="Bảng1.A3" office:value-type="string">
            <text:p text:style-name="P13">443</text:p>
          </table:table-cell>
          <table:table-cell table:style-name="Bảng1.A3" office:value-type="string">
            <text:p text:style-name="P13">407</text:p>
          </table:table-cell>
          <table:table-cell table:style-name="Bảng1.A3" office:value-type="string">
            <text:p text:style-name="P13">293</text:p>
          </table:table-cell>
          <table:table-cell table:style-name="Bảng1.L3" office:value-type="string">
            <text:p text:style-name="P13">373</text:p>
          </table:table-cell>
        </table:table-row>
        <table:table-row table:style-name="Bảng1.2">
          <table:table-cell table:style-name="Bảng1.A2" office:value-type="string">
            <text:p text:style-name="P11">Long An</text:p>
          </table:table-cell>
          <table:table-cell table:style-name="Bảng1.A2" office:value-type="string">
            <text:p text:style-name="P13">400</text:p>
          </table:table-cell>
          <table:table-cell table:style-name="Bảng1.A2" office:value-type="string">
            <text:p text:style-name="P13">77</text:p>
          </table:table-cell>
          <table:table-cell table:style-name="Bảng1.A2" office:value-type="string">
            <text:p text:style-name="P13">121</text:p>
          </table:table-cell>
          <table:table-cell table:style-name="Bảng1.A2" office:value-type="string">
            <text:p text:style-name="P13">355</text:p>
          </table:table-cell>
          <table:table-cell table:style-name="Bảng1.A2" office:value-type="string">
            <text:p text:style-name="P13">1.144</text:p>
          </table:table-cell>
          <table:table-cell table:style-name="Bảng1.A2" office:value-type="string">
            <text:p text:style-name="P13">23</text:p>
          </table:table-cell>
          <table:table-cell table:style-name="Bảng1.A2" office:value-type="string">
            <text:p text:style-name="P13">495</text:p>
          </table:table-cell>
          <table:table-cell table:style-name="Bảng1.A2" office:value-type="string">
            <text:p text:style-name="P13">733</text:p>
          </table:table-cell>
          <table:table-cell table:style-name="Bảng1.A2" office:value-type="string">
            <text:p text:style-name="P13">146</text:p>
          </table:table-cell>
          <table:table-cell table:style-name="Bảng1.A2" office:value-type="string">
            <text:p text:style-name="P13">47</text:p>
          </table:table-cell>
          <table:table-cell table:style-name="Bảng1.L2" office:value-type="string">
            <text:p text:style-name="P13">172</text:p>
          </table:table-cell>
        </table:table-row>
        <table:table-row table:style-name="Bảng1.2">
          <table:table-cell table:style-name="Bảng1.A3" office:value-type="string">
            <text:p text:style-name="P11">Quảng Nam</text:p>
          </table:table-cell>
          <table:table-cell table:style-name="Bảng1.A3" office:value-type="string">
            <text:p text:style-name="P13">653</text:p>
          </table:table-cell>
          <table:table-cell table:style-name="Bảng1.A3" office:value-type="string">
            <text:p text:style-name="P13">941</text:p>
          </table:table-cell>
          <table:table-cell table:style-name="Bảng1.A3" office:value-type="string">
            <text:p text:style-name="P13">1.139</text:p>
          </table:table-cell>
          <table:table-cell table:style-name="Bảng1.A3" office:value-type="string">
            <text:p text:style-name="P13">728</text:p>
          </table:table-cell>
          <table:table-cell table:style-name="Bảng1.A3" office:value-type="string">
            <text:p text:style-name="P13">108</text:p>
          </table:table-cell>
          <table:table-cell table:style-name="Bảng1.A3" office:value-type="string">
            <text:p text:style-name="P13">1.041</text:p>
          </table:table-cell>
          <table:table-cell table:style-name="Bảng1.A3" office:value-type="string">
            <text:p text:style-name="P13">523</text:p>
          </table:table-cell>
          <table:table-cell table:style-name="Bảng1.A3" office:value-type="string">
            <text:p text:style-name="P13">295</text:p>
          </table:table-cell>
          <table:table-cell table:style-name="Bảng1.A3" office:value-type="string">
            <text:p text:style-name="P13">1.070</text:p>
          </table:table-cell>
          <table:table-cell table:style-name="Bảng1.A3" office:value-type="string">
            <text:p text:style-name="P13">947</text:p>
          </table:table-cell>
          <table:table-cell table:style-name="Bảng1.L3" office:value-type="string">
            <text:p text:style-name="P13">1.036</text:p>
          </table:table-cell>
        </table:table-row>
        <table:table-row table:style-name="Bảng1.2">
          <table:table-cell table:style-name="Bảng1.A2" office:value-type="string">
            <text:p text:style-name="P11">Bình Dương</text:p>
          </table:table-cell>
          <table:table-cell table:style-name="Bảng1.A2" office:value-type="string">
            <text:p text:style-name="P13">323</text:p>
          </table:table-cell>
          <table:table-cell table:style-name="Bảng1.A2" office:value-type="string">
            <text:p text:style-name="P13">40</text:p>
          </table:table-cell>
          <table:table-cell table:style-name="Bảng1.A2" office:value-type="string">
            <text:p text:style-name="P13">198</text:p>
          </table:table-cell>
          <table:table-cell table:style-name="Bảng1.A2" office:value-type="string">
            <text:p text:style-name="P13">318</text:p>
          </table:table-cell>
          <table:table-cell table:style-name="Bảng1.A2" office:value-type="string">
            <text:p text:style-name="P13">1.107</text:p>
          </table:table-cell>
          <table:table-cell table:style-name="Bảng1.A2" office:value-type="string">
            <text:p text:style-name="P13">100</text:p>
          </table:table-cell>
          <table:table-cell table:style-name="Bảng1.A2" office:value-type="string">
            <text:p text:style-name="P13">468</text:p>
          </table:table-cell>
          <table:table-cell table:style-name="Bảng1.A2" office:value-type="string">
            <text:p text:style-name="P13">696</text:p>
          </table:table-cell>
          <table:table-cell table:style-name="Bảng1.A2" office:value-type="string">
            <text:p text:style-name="P13">129</text:p>
          </table:table-cell>
          <table:table-cell table:style-name="Bảng1.A2" office:value-type="string">
            <text:p text:style-name="P13">30</text:p>
          </table:table-cell>
          <table:table-cell table:style-name="Bảng1.L2" office:value-type="string">
            <text:p text:style-name="P13">135</text:p>
          </table:table-cell>
        </table:table-row>
        <table:table-row table:style-name="Bảng1.2">
          <table:table-cell table:style-name="Bảng1.A3" office:value-type="string">
            <text:p text:style-name="P11">Tiền Giang</text:p>
          </table:table-cell>
          <table:table-cell table:style-name="Bảng1.A3" office:value-type="string">
            <text:p text:style-name="P13">423</text:p>
          </table:table-cell>
          <table:table-cell table:style-name="Bảng1.A3" office:value-type="string">
            <text:p text:style-name="P13">100</text:p>
          </table:table-cell>
          <table:table-cell table:style-name="Bảng1.A3" office:value-type="string">
            <text:p text:style-name="P13">88</text:p>
          </table:table-cell>
          <table:table-cell table:style-name="Bảng1.A3" office:value-type="string">
            <text:p text:style-name="P13">378</text:p>
          </table:table-cell>
          <table:table-cell table:style-name="Bảng1.A3" office:value-type="string">
            <text:p text:style-name="P13">1.167</text:p>
          </table:table-cell>
          <table:table-cell table:style-name="Bảng1.A3" office:value-type="string">
            <text:p text:style-name="P13">-</text:p>
          </table:table-cell>
          <table:table-cell table:style-name="Bảng1.A3" office:value-type="string">
            <text:p text:style-name="P13">518</text:p>
          </table:table-cell>
          <table:table-cell table:style-name="Bảng1.A3" office:value-type="string">
            <text:p text:style-name="P13">756</text:p>
          </table:table-cell>
          <table:table-cell table:style-name="Bảng1.A3" office:value-type="string">
            <text:p text:style-name="P13">169</text:p>
          </table:table-cell>
          <table:table-cell table:style-name="Bảng1.A3" office:value-type="string">
            <text:p text:style-name="P13">71</text:p>
          </table:table-cell>
          <table:table-cell table:style-name="Bảng1.L3" office:value-type="string">
            <text:p text:style-name="P13">195</text:p>
          </table:table-cell>
        </table:table-row>
        <table:table-row table:style-name="Bảng1.2">
          <table:table-cell table:style-name="Bảng1.A2" office:value-type="string">
            <text:p text:style-name="P11">Tây Ninh</text:p>
          </table:table-cell>
          <table:table-cell table:style-name="Bảng1.A2" office:value-type="string">
            <text:p text:style-name="P13">452</text:p>
          </table:table-cell>
          <table:table-cell table:style-name="Bảng1.A2" office:value-type="string">
            <text:p text:style-name="P13">129</text:p>
          </table:table-cell>
          <table:table-cell table:style-name="Bảng1.A2" office:value-type="string">
            <text:p text:style-name="P13">267</text:p>
          </table:table-cell>
          <table:table-cell table:style-name="Bảng1.A2" office:value-type="string">
            <text:p text:style-name="P13">407</text:p>
          </table:table-cell>
          <table:table-cell table:style-name="Bảng1.A2" office:value-type="string">
            <text:p text:style-name="P13">1.196</text:p>
          </table:table-cell>
          <table:table-cell table:style-name="Bảng1.A2" office:value-type="string">
            <text:p text:style-name="P13">169</text:p>
          </table:table-cell>
          <table:table-cell table:style-name="Bảng1.A2" office:value-type="string">
            <text:p text:style-name="P13">547</text:p>
          </table:table-cell>
          <table:table-cell table:style-name="Bảng1.A2" office:value-type="string">
            <text:p text:style-name="P13">785</text:p>
          </table:table-cell>
          <table:table-cell table:style-name="Bảng1.A2" office:value-type="string">
            <text:p text:style-name="P13">-</text:p>
          </table:table-cell>
          <table:table-cell table:style-name="Bảng1.A2" office:value-type="string">
            <text:p text:style-name="P13">99</text:p>
          </table:table-cell>
          <table:table-cell table:style-name="Bảng1.L2" office:value-type="string">
            <text:p text:style-name="P13">224</text:p>
          </table:table-cell>
        </table:table-row>
        <table:table-row table:style-name="Bảng1.21">
          <table:table-cell table:style-name="Bảng1.A3" office:value-type="string">
            <text:p text:style-name="P11">Tp. Hồ Chí Minh</text:p>
          </table:table-cell>
          <table:table-cell table:style-name="Bảng1.A3" office:value-type="string">
            <text:p text:style-name="P13">375</text:p>
          </table:table-cell>
          <table:table-cell table:style-name="Bảng1.A3" office:value-type="string">
            <text:p text:style-name="P13">30</text:p>
          </table:table-cell>
          <table:table-cell table:style-name="Bảng1.A3" office:value-type="string">
            <text:p text:style-name="P13">168</text:p>
          </table:table-cell>
          <table:table-cell table:style-name="Bảng1.A3" office:value-type="string">
            <text:p text:style-name="P13">308</text:p>
          </table:table-cell>
          <table:table-cell table:style-name="Bảng1.A3" office:value-type="string">
            <text:p text:style-name="P13">1.097</text:p>
          </table:table-cell>
          <table:table-cell table:style-name="Bảng1.A3" office:value-type="string">
            <text:p text:style-name="P13">70</text:p>
          </table:table-cell>
          <table:table-cell table:style-name="Bảng1.A3" office:value-type="string">
            <text:p text:style-name="P13">488</text:p>
          </table:table-cell>
          <table:table-cell table:style-name="Bảng1.A3" office:value-type="string">
            <text:p text:style-name="P13">686</text:p>
          </table:table-cell>
          <table:table-cell table:style-name="Bảng1.A3" office:value-type="string">
            <text:p text:style-name="P13">99</text:p>
          </table:table-cell>
          <table:table-cell table:style-name="Bảng1.A3" office:value-type="string">
            <text:p text:style-name="P13">-</text:p>
          </table:table-cell>
          <table:table-cell table:style-name="Bảng1.L3" office:value-type="string">
            <text:p text:style-name="P13">125</text:p>
          </table:table-cell>
        </table:table-row>
        <table:table-row table:style-name="Bảng1.2">
          <table:table-cell table:style-name="Bảng1.A2" office:value-type="string">
            <text:p text:style-name="P11">Vĩnh Long</text:p>
          </table:table-cell>
          <table:table-cell table:style-name="Bảng1.A2" office:value-type="string">
            <text:p text:style-name="P13">489</text:p>
          </table:table-cell>
          <table:table-cell table:style-name="Bảng1.A2" office:value-type="string">
            <text:p text:style-name="P13">166</text:p>
          </table:table-cell>
          <table:table-cell table:style-name="Bảng1.A2" office:value-type="string">
            <text:p text:style-name="P13">34</text:p>
          </table:table-cell>
          <table:table-cell table:style-name="Bảng1.A2" office:value-type="string">
            <text:p text:style-name="P13">444</text:p>
          </table:table-cell>
          <table:table-cell table:style-name="Bảng1.A2" office:value-type="string">
            <text:p text:style-name="P13">1.233</text:p>
          </table:table-cell>
          <table:table-cell table:style-name="Bảng1.A2" office:value-type="string">
            <text:p text:style-name="P13">71</text:p>
          </table:table-cell>
          <table:table-cell table:style-name="Bảng1.A2" office:value-type="string">
            <text:p text:style-name="P13">547</text:p>
          </table:table-cell>
          <table:table-cell table:style-name="Bảng1.A2" office:value-type="string">
            <text:p text:style-name="P13">822</text:p>
          </table:table-cell>
          <table:table-cell table:style-name="Bảng1.A2" office:value-type="string">
            <text:p text:style-name="P13">235</text:p>
          </table:table-cell>
          <table:table-cell table:style-name="Bảng1.A2" office:value-type="string">
            <text:p text:style-name="P13">137</text:p>
          </table:table-cell>
          <table:table-cell table:style-name="Bảng1.L2" office:value-type="string">
            <text:p text:style-name="P13">261</text:p>
          </table:table-cell>
        </table:table-row>
        <table:table-row table:style-name="Bảng1.2">
          <table:table-cell table:style-name="Bảng1.A3" office:value-type="string">
            <text:p text:style-name="P11">Bà Rịa - Vũng Tàu</text:p>
          </table:table-cell>
          <table:table-cell table:style-name="Bảng1.A3" office:value-type="string">
            <text:p text:style-name="P13">458</text:p>
          </table:table-cell>
          <table:table-cell table:style-name="Bảng1.A3" office:value-type="string">
            <text:p text:style-name="P13">95</text:p>
          </table:table-cell>
          <table:table-cell table:style-name="Bảng1.A3" office:value-type="string">
            <text:p text:style-name="P13">293</text:p>
          </table:table-cell>
          <table:table-cell table:style-name="Bảng1.A3" office:value-type="string">
            <text:p text:style-name="P13">237</text:p>
          </table:table-cell>
          <table:table-cell table:style-name="Bảng1.A3" office:value-type="string">
            <text:p text:style-name="P13">1.162</text:p>
          </table:table-cell>
          <table:table-cell table:style-name="Bảng1.A3" office:value-type="string">
            <text:p text:style-name="P13">195</text:p>
          </table:table-cell>
          <table:table-cell table:style-name="Bảng1.A3" office:value-type="string">
            <text:p text:style-name="P13">513</text:p>
          </table:table-cell>
          <table:table-cell table:style-name="Bảng1.A3" office:value-type="string">
            <text:p text:style-name="P13">751</text:p>
          </table:table-cell>
          <table:table-cell table:style-name="Bảng1.A3" office:value-type="string">
            <text:p text:style-name="P13">224</text:p>
          </table:table-cell>
          <table:table-cell table:style-name="Bảng1.A3" office:value-type="string">
            <text:p text:style-name="P13">129</text:p>
          </table:table-cell>
          <table:table-cell table:style-name="Bảng1.L3" office:value-type="string">
            <text:p text:style-name="P13">-</text:p>
          </table:table-cell>
        </table:table-row>
        <table:table-row table:style-name="Bảng1.24">
          <table:table-cell table:style-name="Bảng1.A24" office:value-type="string">
            <text:p text:style-name="P10">Tỉnh lỵ / Thành phố</text:p>
          </table:table-cell>
          <table:table-cell table:style-name="Bảng1.A24" office:value-type="string">
            <text:p text:style-name="P12">Buôn Ma Thuột</text:p>
          </table:table-cell>
          <table:table-cell table:style-name="Bảng1.A24" office:value-type="string">
            <text:p text:style-name="P12">Biên Hòa</text:p>
          </table:table-cell>
          <table:table-cell table:style-name="Bảng1.A24" office:value-type="string">
            <text:p text:style-name="P12">Cần Thơ</text:p>
          </table:table-cell>
          <table:table-cell table:style-name="Bảng1.A24" office:value-type="string">
            <text:p text:style-name="P12">Ðà Lạt</text:p>
          </table:table-cell>
          <table:table-cell table:style-name="Bảng1.A24" office:value-type="string">
            <text:p text:style-name="P12">Huế</text:p>
          </table:table-cell>
          <table:table-cell table:style-name="Bảng1.A24" office:value-type="string">
            <text:p text:style-name="P12">Mỹ Tho</text:p>
          </table:table-cell>
          <table:table-cell table:style-name="Bảng1.A24" office:value-type="string">
            <text:p text:style-name="P12">Nha Trang</text:p>
          </table:table-cell>
          <table:table-cell table:style-name="Bảng1.A24" office:value-type="string">
            <text:p text:style-name="P12">Quy Nhơn</text:p>
          </table:table-cell>
          <table:table-cell table:style-name="Bảng1.A24" office:value-type="string">
            <text:p text:style-name="P12">Tây Ninh</text:p>
          </table:table-cell>
          <table:table-cell table:style-name="Bảng1.A24" office:value-type="string">
            <text:p text:style-name="P12">Tp. Hồ Chí Minh</text:p>
          </table:table-cell>
          <table:table-cell table:style-name="Bảng1.L24" office:value-type="string">
            <text:p text:style-name="P12">Vũng Tàu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1" svg:font-family="'Times New Roman', 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ái Nguyễn Phương</meta:initial-creator>
    <meta:creation-date>2010-08-20T14:34:53</meta:creation-date>
    <dc:date>2010-08-20T15:06:50</dc:date>
    <dc:creator>Thái Nguyễn Phương</dc:creator>
    <meta:editing-duration>PT00H28M15S</meta:editing-duration>
    <meta:editing-cycles>4</meta:editing-cycles>
    <meta:generator>OpenOffice.org/3.1$Linux OpenOffice.org_project/310m19$Build-9420</meta:generator>
    <meta:document-statistic meta:table-count="1" meta:image-count="0" meta:object-count="0" meta:page-count="11" meta:paragraph-count="691" meta:word-count="1553" meta:character-count="6826"/>
  </office:meta>
</office:document-meta>
</file>